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text-properties style:font-name="Times New Roman" fo:font-size="11pt" style:font-name-asian="Arial1" style:font-size-asian="11pt" style:font-name-complex="Tahoma" style:font-size-complex="11pt"/>
    </style:style>
    <style:style style:name="P4" style:family="paragraph" style:parent-style-name="Standard">
      <style:text-properties style:font-name="Times New Roman" fo:font-size="11pt" fo:font-style="normal" style:font-name-asian="Arial1" style:font-size-asian="11pt" style:font-style-asian="normal" style:font-name-complex="Tahoma" style:font-size-complex="11pt" style:font-style-complex="normal"/>
    </style:style>
    <style:style style:name="P5" style:family="paragraph" style:parent-style-name="Standard">
      <style:text-properties fo:color="#242424" style:font-name="Times New Roman" fo:font-size="11pt" fo:font-style="normal" style:font-name-asian="ArialMT" style:font-size-asian="11pt" style:font-style-asian="normal" style:font-name-complex="ArialMT" style:font-size-complex="11pt" style:font-style-complex="normal"/>
    </style:style>
    <style:style style:name="P6" style:family="paragraph" style:parent-style-name="Standard">
      <style:text-properties fo:color="#242424" style:font-name="Times New Roman" fo:font-size="10.5pt" fo:font-style="normal" style:font-name-asian="Times New Roman" style:font-size-asian="10.5pt" style:font-style-asian="normal" style:font-name-complex="Times New Roman" style:font-size-complex="10.5pt" style:font-style-complex="normal"/>
    </style:style>
    <style:style style:name="P7" style:family="paragraph" style:parent-style-name="Standard">
      <style:text-properties fo:font-size="11pt" style:font-size-asian="11pt" style:font-size-complex="11pt"/>
    </style:style>
    <style:style style:name="P8" style:family="paragraph">
      <style:paragraph-properties fo:text-align="center"/>
    </style:style>
    <style:style style:name="P9" style:family="paragraph">
      <style:text-properties fo:font-size="9pt" style:font-size-asian="9pt" style:font-size-complex="9pt"/>
    </style:style>
    <style:style style:name="P10" style:family="paragraph">
      <style:text-properties fo:font-size="10.5pt" style:font-size-asian="10.5pt" style:font-size-complex="10.5pt"/>
    </style:style>
    <style:style style:name="P11" style:family="paragraph">
      <style:text-properties fo:font-size="8pt" style:font-size-asian="8pt" style:font-size-complex="8pt"/>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style:font-name-asian="Arial1" style:font-name-complex="Tahoma"/>
    </style:style>
    <style:style style:name="T4" style:family="text">
      <style:text-properties style:font-name="Times New Roman" fo:font-style="italic" style:font-name-asian="Arial1" style:font-style-asian="italic" style:font-name-complex="Tahoma" style:font-style-complex="italic"/>
    </style:style>
    <style:style style:name="T5" style:family="text">
      <style:text-properties fo:color="#242424"/>
    </style:style>
    <style:style style:name="T6" style:family="text">
      <style:text-properties fo:color="#242424" style:font-name="Times New Roman" fo:font-style="normal" style:font-name-asian="ArialMT" style:font-style-asian="normal" style:font-name-complex="ArialMT" style:font-style-complex="normal"/>
    </style:style>
    <style:style style:name="T7" style:family="text">
      <style:text-properties fo:color="#242424" style:font-name="Times New Roman" fo:font-style="normal" style:font-name-asian="Arial1" style:font-style-asian="normal" style:font-name-complex="Tahoma" style:font-style-complex="normal"/>
    </style:style>
    <style:style style:name="T8" style:family="text">
      <style:text-properties fo:color="#242424" style:font-name="Times New Roman" fo:font-size="8pt" fo:font-style="normal" style:font-name-asian="ArialMT" style:font-size-asian="8pt" style:font-style-asian="normal" style:font-name-complex="ArialMT" style:font-size-complex="8pt" style:font-style-complex="normal"/>
    </style:style>
    <style:style style:name="T9" style:family="text">
      <style:text-properties fo:color="#242424" style:font-name="Times New Roman" fo:font-size="10.5pt" fo:font-style="normal" style:font-name-asian="Times New Roman" style:font-size-asian="10.5pt" style:font-style-asian="normal" style:font-name-complex="Times New Roman" style:font-size-complex="10.5pt" style:font-style-complex="normal"/>
    </style:style>
    <style:style style:name="T10" style:family="text">
      <style:text-properties fo:color="#242424" style:font-name="Times New Roman" fo:font-size="10.5pt" fo:font-style="normal" style:font-name-asian="ArialMT" style:font-size-asian="10.5pt" style:font-style-asian="normal" style:font-name-complex="ArialMT" style:font-size-complex="10.5pt" style:font-style-complex="normal"/>
    </style:style>
    <style:style style:name="T11" style:family="text">
      <style:text-properties fo:color="#242424" style:font-name="Times New Roman" fo:font-style="normal" style:font-name-asian="Arial1" style:font-style-asian="normal" style:font-name-complex="Tahoma" style:font-style-complex="normal"/>
    </style:style>
    <style:style style:name="T12" style:family="text">
      <style:text-properties style:font-name-asian="ArialMT"/>
    </style:style>
    <style:style style:name="T13" style:family="text">
      <style:text-properties style:font-name-complex="ArialMT"/>
    </style:style>
    <style:style style:name="T14" style:family="text">
      <style:text-properties fo:font-style="normal"/>
    </style:style>
    <style:style style:name="T15" style:family="text">
      <style:text-properties style:font-name-asian="Arial1" style:font-name-complex="Tahoma"/>
    </style:style>
    <style:style style:name="T16" style:family="text">
      <style:text-properties style:font-style-asian="normal"/>
    </style:style>
    <style:style style:name="T17" style:family="text">
      <style:text-properties style:font-style-complex="normal"/>
    </style:style>
    <style:style style:name="T18" style:family="text">
      <style:text-properties style:font-name="Times New Roman" style:font-name-asian="Arial1" style:font-name-complex="Tahoma"/>
    </style:style>
    <style:style style:name="T19" style:family="text">
      <style:text-properties fo:font-size="9pt" style:font-size-asian="9pt" style:font-size-complex="9pt"/>
    </style:style>
    <style:style style:name="T20" style:family="text">
      <style:text-properties fo:font-size="10.5pt" style:font-size-asian="10.5pt" style:font-size-complex="10.5pt"/>
    </style:style>
    <style:style style:name="T21" style:family="text">
      <style:text-properties fo:font-size="8pt" style:font-size-asian="8pt" style:font-size-complex="8pt"/>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elier Physique</text:p>
      <text:p text:style-name="P1"/>
      <text:p text:style-name="P1">QCM 1: Le MO est composé de:</text:p>
      <text:p text:style-name="P1">A) un objectif et un oculaire</text:p>
      <text:p text:style-name="P1">B) une loupe et un miroir sphérique</text:p>
      <text:p text:style-name="P1">C) une lentille et un miroir plan</text:p>
      <text:p text:style-name="P1">D) un dioptre sphérique et un prisme</text:p>
      <text:p text:style-name="P1">E) un oculaire et une loupe</text:p>
      <text:p text:style-name="P1"/>
      <text:p text:style-name="P1">QCM2: Quand il y a plusieurs charges en différentes positions, le champ électrique résultant en un point P est:</text:p>
      <text:p text:style-name="P1">A) le produit vectoriel des champs électriques individuels dus à toutes les charges</text:p>
      <text:p text:style-name="P1">B) la somme vectorielle des champs électriques individuels dus à toutes les charges</text:p>
      <text:p text:style-name="P1">C) le produit des modules des champs électriques individuels dus à toutes les charges</text:p>
      <text:p text:style-name="P1">D) la somme des modules des champs électriques individuels dus à toutes les charges</text:p>
      <text:p text:style-name="P1">E) indépendant des modules des champs électriques individuels dus à toutes les charges.</text:p>
      <text:p text:style-name="P1"/>
      <text:p text:style-name="P1">QCM 3: Les surfaces équipotentielles sont:</text:p>
      <text:p text:style-name="P1">A) des surfaces perpendiculaires aux lignes de champ</text:p>
      <text:p text:style-name="P1">B) des surfaces parallèles aux lignes de champ</text:p>
      <text:p text:style-name="P1">C) définies par l'équation V=cste</text:p>
      <text:p text:style-name="P1">D) définies par l'équation<draw:frame draw:style-name="fr1" draw:name="Object2" text:anchor-type="as-char" svg:width="1.609cm" svg:height="0.536cm" draw:z-index="0"><draw:object xlink:href="./Object 2" xlink:type="simple" xlink:show="embed" xlink:actuate="onLoad"/><draw:image xlink:href="./ObjectReplacements/Object 2" xlink:type="simple" xlink:show="embed" xlink:actuate="onLoad"/></draw:frame></text:p>
      <text:p text:style-name="P1">E) définies par l'équation <text:s/><draw:frame draw:style-name="fr1" draw:name="Object1" text:anchor-type="as-char" svg:width="1.799cm" svg:height="0.542cm" draw:z-index="1"><draw:object xlink:href="./Object 1" xlink:type="simple" xlink:show="embed" xlink:actuate="onLoad"/><draw:image xlink:href="./ObjectReplacements/Object 1" xlink:type="simple" xlink:show="embed" xlink:actuate="onLoad"/></draw:frame></text:p>
      <text:p text:style-name="P1"/>
      <text:p text:style-name="P1">QCM 4: Le potentiel créé par une charge q en un point situé à une distance r est donné par:</text:p>
      <text:p text:style-name="P1">A) V= kq/r<text:span text:style-name="T1">²</text:span></text:p>
      <text:p text:style-name="P2">B) V= kq/r+Vinf</text:p>
      <text:p text:style-name="P2">C) V= kq/r</text:p>
      <text:p text:style-name="P1"><text:span text:style-name="T1">D) V= kq</text:span><text:span text:style-name="T1">²/r</text:span></text:p>
      <text:p text:style-name="P2">E) V= k(q/r)²</text:p>
      <text:p text:style-name="P2"/>
      <text:p text:style-name="P2">QCM 5: la vitesse vibratoire du son est définie par:</text:p>
      <text:p text:style-name="P2">A) la vitesse de propagation du son</text:p>
      <text:p text:style-name="P2">B) la dérivée de la célérité par rapport au temps</text:p>
      <text:p text:style-name="P2">C) la vitesse moyenne des particules</text:p>
      <text:p text:style-name="P2">D) la vitesse instantanée des particules</text:p>
      <text:p text:style-name="P2">E) la dérivée par rapport au temps du déplacement x des particules.</text:p>
      <text:p text:style-name="P2"/>
      <text:p text:style-name="P2"/>
      <text:p text:style-name="P2"/>
      <text:p text:style-name="P2">Exercice 1 : <text:tab/><text:tab/>Structure de l'atome</text:p>
      <text:p text:style-name="P1"><text:span text:style-name="T1">L'électron d'un atome d'hydrogène est susceptible d'occuper divers niveaux d'énergie. L'énergie correspondant au niveau de rang n ayant pour valeur : E(n)= -H/n</text:span><text:span text:style-name="T1">² avec H=2,18.10^(-18) J</text:span></text:p>
      <text:p text:style-name="P2">n=1 : état fondamental</text:p>
      <text:p text:style-name="P2">n=2,3,4... : états excités</text:p>
      <text:p text:style-name="P1"><text:span text:style-name="T1">n=</text:span><text:span text:style-name="T2">∞</text:span><text:span text:style-name="T3"> : atome ayant perdu son électron périphérique ( atome H+)</text:span></text:p>
      <text:p text:style-name="P3">1) Quelle énergie faut-il fournir pour faire passer l'électron du niveau de rang 1 au niveau de rang 2? L'exprimer en J puis en eV.</text:p>
      <text:p text:style-name="P1"><text:span text:style-name="T3">2) Calculer les longueurs d'ondes des radiations électromagnétiques émises lorsque l'électron passe du niveau k au niveau de rang 1. </text:span><text:span text:style-name="T4">Application: k=3;4</text:span></text:p>
      <text:p text:style-name="P4">3) Calculer (en J puis en eV) l'énergie d'ionisation de l'atome d'hydrogène, c'est-à-dire l'énergie qu'il faut lui fournir pour qu'il passe de l'état fondamental à l'état d'ion H+.</text:p>
      <text:p text:style-name="P4"/>
      <text:p text:style-name="P4"/>
      <text:p text:style-name="P4">Exercice 2: <text:tab/><text:tab/>Radioactivité</text:p>
      <text:p text:style-name="P1"><text:span text:style-name="T7">Par radioactivité </text:span><text:span text:style-name="T7">α, le radium (Ra: A=226 et Z=88) se transforme en radon (Ra: A=222 et Z= 86) avec émission d'une particule α. </text:span></text:p>
      <text:p text:style-name="P5"><text:soft-page-break/>1) Calculer la charge q, la masse m et la charge massique q/m de la particule <text:span text:style-name="T3">α émise. On considérera que la masse du proton et celle du neutron sont égales à 1uma et on négligera la diminution de masse.</text:span></text:p>
      <text:p text:style-name="P5"><text:span text:style-name="T3">On donne 1uma=1,66.10^(-27)kg</text:span></text:p>
      <text:p text:style-name="P5"><text:span text:style-name="T3"><text:tab/> <text:s text:c="3"/>e=1,6.10^(-19)C</text:span></text:p>
      <text:p text:style-name="P5"><text:span text:style-name="T3">2) On place un petit fragment de radium, de masse 3.10^(-5)g au centre d'une sphère de verre creuse, de rayon r=0,12m, recouverte sur sa paroi interne d'une pellicule de sulfure de Zinc. Les particules α sont émises uniformément dans toutes les directions et, chaque fois que l'une d'elles frappe l'écran au sulfure de zinc, une scintillation se produit. On fait le vide dans la sphère et on dénombre 75 scintillations en 200s sur une surface de 0,015mm</text:span><text:span text:style-name="T15">². En déduire le nombre moyen de particules </text:span><text:span text:style-name="T3">α émises pas s et par g de Ra.</text:span></text:p>
      <text:p text:style-name="P5"><text:span text:style-name="T3"/></text:p>
      <text:p text:style-name="P5"><text:span text:style-name="T3"/></text:p>
      <text:p text:style-name="P5"><text:span text:style-name="T3">Exercice 4 </text:span></text:p>
      <text:p text:style-name="P5"><text:span text:style-name="T3">le Tritium (H: A=3 et Z=1 et m=3g) se désintègre avec une constante radioactive λ=1,786.10^(-9)/s</text:span></text:p>
      <text:p text:style-name="P5"><text:span text:style-name="T3">1) Quelle est sa période radioactive? Donner le résultat en années.</text:span></text:p>
      <text:p text:style-name="P5"><text:span text:style-name="T3">2) On considère une masse de tritium qui donne 2.10^6 désintégrations par seconde. Quelle est la valeur de cette masse?</text:span></text:p>
      <text:p text:style-name="P5"><text:span text:style-name="T3"><text:s/></text:span></text:p>
      <text:p text:style-name="P5">Exercice 3 : <text:s/><text:tab/><text:tab/>Dosimétrie</text:p>
      <text:p text:style-name="P5"><draw:frame text:anchor-type="paragraph" draw:z-index="22" draw:style-name="gr9" svg:width="0.625cm" svg:height="0.426cm" svg:x="6.717cm" svg:y="2.706cm"><draw:text-box><text:p><text:span text:style-name="T20">I(0)</text:span></text:p></draw:text-box></draw:frame><draw:frame text:anchor-type="paragraph" draw:z-index="21" draw:style-name="gr8" draw:text-style-name="P10" svg:width="0.562cm" svg:height="0.731cm" svg:x="6.74cm" svg:y="1.746cm"><draw:text-box><text:p><text:span text:style-name="T20">I(0)</text:span></text:p></draw:text-box></draw:frame><draw:frame text:anchor-type="paragraph" draw:z-index="20" draw:style-name="gr7" svg:width="0.833cm" svg:height="0.625cm" svg:x="10.823cm" svg:y="2.748cm"><draw:text-box><text:p>I(B)</text:p></draw:text-box></draw:frame><draw:frame text:anchor-type="paragraph" draw:z-index="19" draw:style-name="gr6" svg:width="0.876cm" svg:height="0.689cm" svg:x="10.906cm" svg:y="1.746cm"><draw:text-box><text:p>I(A)</text:p></draw:text-box></draw:frame><draw:frame text:anchor-type="paragraph" draw:z-index="18" draw:style-name="gr5" draw:text-style-name="P9" svg:width="0.327cm" svg:height="0.398cm" svg:x="9.745cm" svg:y="2.914cm"><draw:text-box><text:p><text:span text:style-name="T19">B</text:span></text:p></draw:text-box></draw:frame><draw:frame text:anchor-type="paragraph" draw:z-index="17" draw:style-name="gr4" draw:text-style-name="P9" svg:width="0.375cm" svg:height="0.396cm" svg:x="9.871cm" svg:y="1.58cm"><draw:text-box><text:p><text:span text:style-name="T19">A</text:span></text:p></draw:text-box></draw:frame><draw:line text:anchor-type="paragraph" draw:z-index="16" draw:style-name="gr1" draw:text-style-name="P8" svg:x1="10.49cm" svg:y1="3.373cm" svg:x2="10.552cm" svg:y2="3.373cm"><text:p/></draw:line><draw:line text:anchor-type="paragraph" draw:z-index="15" draw:style-name="gr1" draw:text-style-name="P8" svg:x1="10.698cm" svg:y1="2.935cm" svg:x2="10.634cm" svg:y2="3.08cm"><text:p/></draw:line><draw:line text:anchor-type="paragraph" draw:z-index="14" draw:style-name="gr1" draw:text-style-name="P8" svg:x1="5.447cm" svg:y1="3.893cm" svg:x2="5.385cm" svg:y2="3.872cm"><text:p/></draw:line><draw:line text:anchor-type="paragraph" draw:z-index="13" draw:style-name="gr1" draw:text-style-name="P8" svg:x1="10.613cm" svg:y1="2.81cm" svg:x2="10.698cm" svg:y2="2.935cm"><text:p/></draw:line><draw:line text:anchor-type="paragraph" draw:z-index="12" draw:style-name="gr1" draw:text-style-name="P8" svg:x1="10.717cm" svg:y1="1.976cm" svg:x2="10.634cm" svg:y2="2.101cm"><text:p/></draw:line><draw:line text:anchor-type="paragraph" draw:z-index="11" draw:style-name="gr1" draw:text-style-name="P8" svg:x1="10.594cm" svg:y1="1.81cm" svg:x2="10.717cm" svg:y2="1.976cm"><text:p/></draw:line><draw:line text:anchor-type="paragraph" draw:z-index="10" draw:style-name="gr1" draw:text-style-name="P8" svg:x1="7.426cm" svg:y1="1.976cm" svg:x2="10.717cm" svg:y2="1.976cm"><text:p/></draw:line><draw:line text:anchor-type="paragraph" draw:z-index="9" draw:style-name="gr1" draw:text-style-name="P8" svg:x1="7.426cm" svg:y1="2.914cm" svg:x2="10.698cm" svg:y2="2.935cm"><text:p/></draw:line><draw:ellipse text:anchor-type="paragraph" draw:z-index="8" draw:style-name="gr1" draw:text-style-name="P8" svg:width="0.585cm" svg:height="0.625cm" svg:x="8.509cm" svg:y="2.602cm"><text:p/></draw:ellipse><draw:path text:anchor-type="paragraph" draw:z-index="7" draw:style-name="gr1" draw:text-style-name="P8" svg:width="2.794cm" svg:height="1.768cm" draw:transform="rotate (1.44513262065103) translate (7.89187270930766cm 3.86498473004438cm)" svg:viewBox="0 0 2795 1769" svg:d="m2255 34558c254 81 475-169 519-381s26-455-121-635c-144-176-293-317-521-461-266-167-427-44-644-107-222-64-450-23-675-19-215 3-443 36-633 142-225 126-203 433-128 647 125 356 547-64 590 345 22 209 80 451 340 524 217 62 428 115 640 87 210-29 419-7 624-58l204-47 77-219 90 52"><text:p/></draw:path><draw:path text:anchor-type="paragraph" draw:z-index="6" draw:style-name="gr1" draw:text-style-name="P8" svg:width="1.551cm" svg:height="1.635cm" draw:transform="rotate (2.49983508763101) translate (4.3378242758661cm 3.41392167163325cm)" svg:viewBox="0 0 1552 1636" svg:d="m968-61113c263 72 546-94 581-305 47-294-465-49-559-364-60-199-225-351-358-512s-206-449-457-438c-322 15-120 400-18 533 136 178 326 325 316 597-8 208 125 527 424 462l75-3z"><text:p/></draw:path><draw:frame text:anchor-type="paragraph" draw:z-index="5" draw:style-name="gr3" svg:width="0.521cm" svg:height="0.563cm" svg:x="2.406cm" svg:y="2.642cm"><draw:text-box><text:p>m</text:p></draw:text-box></draw:frame><draw:ellipse text:anchor-type="paragraph" draw:z-index="4" draw:style-name="gr1" draw:text-style-name="P8" svg:width="0.5cm" svg:height="0.459cm" svg:x="2.406cm" svg:y="2.642cm"><text:p/></draw:ellipse><draw:frame text:anchor-type="paragraph" draw:z-index="3" draw:style-name="gr2" svg:width="0.313cm" svg:height="0.479cm" svg:x="2.822cm" svg:y="1.81cm"><draw:text-box><text:p>P</text:p></draw:text-box></draw:frame><draw:path text:anchor-type="paragraph" draw:z-index="2" draw:style-name="gr1" draw:text-style-name="P8" svg:width="1.825cm" svg:height="1.547cm" draw:transform="skewX (-0.0703367688553582) rotate (1.40499004785517) translate (2.00481321235734cm 3.157571421778cm)" svg:viewBox="0 0 1826 1548" svg:d="m893 25787c182 21 366-5 547-20 199-15 476-282 359-499-108-201-323-378-557-278-233 99-294-245-544-303-193-46-378-220-539-95-186 143-189 493-108 710 86 233 159 467 278 694 102 194 433 93 513-200l183 62 73 34"><text:p/></draw:path>On observe sur une radiographie thoracique, au sein du parenchyme pulmonaire(P) droit, une cavité sphérique de diamètre d, remplie d'un milieu (m) différent de (p).</text:p>
      <text:p text:style-name="P5"/>
      <text:p text:style-name="P5"/>
      <text:p text:style-name="P5"/>
      <text:p text:style-name="P5"/>
      <text:p text:style-name="P5"/>
      <text:p text:style-name="P5"/>
      <text:p text:style-name="P5"><draw:frame text:anchor-type="paragraph" draw:z-index="29" draw:style-name="gr9" draw:text-style-name="P11" svg:width="0.419cm" svg:height="0.375cm" svg:x="8.946cm" svg:y="0.365cm"><draw:text-box><text:p><text:span text:style-name="T21">h</text:span></text:p></draw:text-box></draw:frame><text:tab/><text:tab/>Vue de face<text:tab/><text:tab/><text:tab/><text:tab/></text:p>
      <text:p text:style-name="P5"><draw:line text:anchor-type="paragraph" draw:z-index="23" draw:style-name="gr1" draw:text-style-name="P8" svg:x1="8.01cm" svg:y1="0.293cm" svg:x2="9.656cm" svg:y2="0.293cm"><text:p/></draw:line><draw:line text:anchor-type="paragraph" draw:z-index="24" draw:style-name="gr1" draw:text-style-name="P8" svg:x1="8.135cm" svg:y1="0.146cm" svg:x2="8.01cm" svg:y2="0.292cm"><text:p/></draw:line><draw:line text:anchor-type="paragraph" draw:z-index="25" draw:style-name="gr1" draw:text-style-name="P8" svg:x1="9.551cm" svg:y1="0.146cm" svg:x2="9.655cm" svg:y2="0.292cm"><text:p/></draw:line><draw:line text:anchor-type="paragraph" draw:z-index="26" draw:style-name="gr1" draw:text-style-name="P8" svg:x1="8.01cm" svg:y1="0.293cm" svg:x2="8.135cm" svg:y2="0.418cm"><text:p/></draw:line><draw:line text:anchor-type="paragraph" draw:z-index="28" draw:style-name="gr1" draw:text-style-name="P8" svg:x1="9.656cm" svg:y1="0.293cm" svg:x2="9.594cm" svg:y2="0.418cm"><text:p/></draw:line><text:tab/><text:tab/><text:tab/><text:tab/><text:tab/><text:tab/></text:p>
      <text:p text:style-name="P5"><draw:line text:anchor-type="paragraph" draw:z-index="27" draw:style-name="gr1" draw:text-style-name="P8" svg:x1="4.74cm" svg:y1="1.284cm" svg:x2="4.676cm" svg:y2="1.284cm"><text:p/></draw:line><text:tab/><text:tab/><text:tab/><text:tab/><text:tab/><text:tab/>Vue de profil</text:p>
      <text:p text:style-name="P5">La fluence particulaire, I(0) est la même selon les deux trajets A et B; I(0)=2.10^9 photons/cm².</text:p>
      <text:p text:style-name="P1"><text:span text:style-name="T6">1) Exprimer I</text:span><text:span text:style-name="T8">(A) </text:span><text:span text:style-name="T6">et I</text:span><text:span text:style-name="T8">(B) </text:span><text:span text:style-name="T6">en fonction de h, d, μ</text:span><text:span text:style-name="T8">(m) </text:span><text:span text:style-name="T6">et <text:s/>μ</text:span><text:span text:style-name="T8">(p).</text:span></text:p>
      <text:p text:style-name="P1"><text:span text:style-name="T6">2) Exprimer le contraste Cr entre les deux faisceaux de photons après traversée du thorax selon les trajets A et B. Montrer qu'ils ne dépendent ni de la fluence I(0), ni de l'épaisseur h du tissu traversé.</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0-26T11:23:18</meta:creation-date>
    <meta:editing-duration>PT02H47M06S</meta:editing-duration>
    <meta:editing-cycles>4</meta:editing-cycles>
    <meta:generator>NeoOffice/3.1.2$Unix OpenOffice.org_project/Patch 9</meta:generator>
    <dc:date>2011-10-27T18:08:30</dc:date>
    <meta:document-statistic meta:table-count="0" meta:image-count="0" meta:object-count="2" meta:page-count="2" meta:paragraph-count="58" meta:word-count="696" meta:character-count="4008"/>
  </office:meta>
</office:document-meta>
</file>

<file path=Object 1/content.xml><?xml version="1.0" encoding="utf-8"?>
<!DOCTYPE math  PUBLIC '-//OpenOffice.org//DTD Modified W3C MathML 1.01//EN'  'math.dtd'>
<math:math xmlns:math="http://www.w3.org/1998/Math/MathML">
  <math:semantics>
    <math:mrow>
      <math:mover math:accent="true">
        <math:mi>E</math:mi>
        <math:mo math:stretchy="false">→</math:mo>
      </math:mover>
      <math:mi>∧</math:mi>
      <math:mrow>
        <math:mover math:accent="true">
          <math:mi>V</math:mi>
          <math:mo math:stretchy="false">→</math:mo>
        </math:mover>
        <math:mo math:stretchy="false">=</math:mo>
        <math:mover math:accent="true">
          <math:mn>0</math:mn>
          <math:mo math:stretchy="false">→</math:mo>
        </math:mover>
      </math:mrow>
    </math:mrow>
    <math:annotation math:encoding="StarMath 5.0">vec E ∧ vec V = vec 0
</math:annotation>
  </math:semantics>
</math:math>
</file>

<file path=Object 2/content.xml><?xml version="1.0" encoding="utf-8"?>
<!DOCTYPE math  PUBLIC '-//OpenOffice.org//DTD Modified W3C MathML 1.01//EN'  'math.dtd'>
<math:math xmlns:math="http://www.w3.org/1998/Math/MathML">
  <math:semantics>
    <math:mrow>
      <math:mover math:accent="true">
        <math:mi>E</math:mi>
        <math:mo math:stretchy="false">→</math:mo>
      </math:mover>
      <math:mn>.</math:mn>
      <math:mrow>
        <math:mover math:accent="true">
          <math:mi>V</math:mi>
          <math:mo math:stretchy="false">→</math:mo>
        </math:mover>
        <math:mo math:stretchy="false">=</math:mo>
        <math:mn>0</math:mn>
      </math:mrow>
    </math:mrow>
    <math:annotation math:encoding="StarMath 5.0">vec E . vec V = 0
</math:annotation>
  </math:semantics>
</math:math>
</file>